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Verdana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Ejercicios Tema 2</text:p>
      <text:p text:style-name="P1"/>
      <text:p text:style-name="P2">1/ Un compilador tiene la tarea de traducir el código fuente que ha escrito el programadir en leguaje de alto nivel a un código objeto que tenga las intrucciones para el sistema.</text:p>
      <text:p text:style-name="P2"/>
      <text:p text:style-name="P2">2/ Un enlazador es el encargado de relacionar el código objeto generado al compilar con su biblioteca y generar así un fichero ejecutable.</text:p>
      <text:p text:style-name="P2"/>
      <text:p text:style-name="P2">3/ Un intérprete es un programa capaz de leer el código fuente de otro programa y traducirlo línea a línea a un lenguaje intermedio</text:p>
      <text:p text:style-name="P2"/>
      <text:p text:style-name="P2">4/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8M28S</meta:editing-duration>
    <meta:editing-cycles>4</meta:editing-cycles>
    <meta:generator>OpenOffice/4.1.7$Win32 OpenOffice.org_project/417m1$Build-9800</meta:generator>
    <dc:date>2021-11-08T10:04:08.90</dc:date>
    <dc:creator>javier loureiro</dc:creator>
    <meta:document-statistic meta:table-count="0" meta:image-count="0" meta:object-count="0" meta:page-count="1" meta:paragraph-count="5" meta:word-count="83" meta:character-count="467"/>
    <meta:user-defined meta:name="Info 1"/>
    <meta:user-defined meta:name="Info 2"/>
    <meta:user-defined meta:name="Info 3"/>
    <meta:user-defined meta:name="Info 4"/>
  </office:meta>
</office:document-meta>
</file>